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18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19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officeooo:rsid="0057932f"/>
    </style:style>
    <style:style style:name="T60" style:family="text">
      <style:text-properties officeooo:rsid="005ac1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54"/>
      <text:p text:style-name="P154"/>
      <text:p text:style-name="P154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54"/>
      <text:p text:style-name="P154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54"/>
      <text:p text:style-name="P154"/>
      <text:p text:style-name="P154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54"/>
      <text:p text:style-name="P154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55"/>
      <text:p text:style-name="P165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56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57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57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58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66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59"/>
      <text:p text:style-name="P159"/>
      <text:p text:style-name="P159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59"/>
      <text:p text:style-name="P159"/>
      <text:p text:style-name="P159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60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61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62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63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64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67"/>
      <text:p text:style-name="P167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68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69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70"/>
      <text:p text:style-name="P170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71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71"/>
      <text:p text:style-name="P171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72"/>
      <text:p text:style-name="P172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73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12"/>
      <text:p text:style-name="P173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74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75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76"/>
      <text:p text:style-name="P176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76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77"/>
      <text:p text:style-name="P177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78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78"/>
      <text:p text:style-name="P178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78">D<text:span text:style-name="T12">imecres<text:tab/>22/11/23</text:span><text:span text:style-name="T24"> </text:span></text:p>
      <text:p text:style-name="P206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78"/>
      <text:p text:style-name="P178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79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13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80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07">01, 04 i 05/12/23</text:p>
      <text:p text:style-name="P78">Període d'exàmens.</text:p>
      <text:p text:style-name="P57"/>
      <text:p text:style-name="P181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82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83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84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85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86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87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88"/>
      <text:p text:style-name="P188">************************************ <text:s text:c="2"/><text:span text:style-name="T34">2024 <text:s text:c="2"/></text:span>************************************</text:p>
      <text:p text:style-name="P188"/>
      <text:p text:style-name="P188"/>
      <text:p text:style-name="P188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89"/>
      <text:p text:style-name="P214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90"/>
      <text:p text:style-name="P190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91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92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93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194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95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196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196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197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198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199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199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199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00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15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01"/>
      <text:p text:style-name="P201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02"/>
      <text:p text:style-name="P202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03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04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04"/>
      <text:p text:style-name="P204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04"/>
      <text:p text:style-name="P205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08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09">Di<text:span text:style-name="T48">marts</text:span><text:tab/><text:span text:style-name="T48">20</text:span>/02/24</text:p>
      <text:p text:style-name="P136">Examen</text:p>
      <text:p text:style-name="P136"/>
      <text:p text:style-name="P209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10">Di<text:span text:style-name="T49">jous</text:span><text:tab/><text:span text:style-name="T48">22</text:span>/02/24</text:p>
      <text:p text:style-name="P137">Preparació examen motors.</text:p>
      <text:p text:style-name="P137"/>
      <text:p text:style-name="P211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2">1.9 Fatiga de materiales (comentem <text:a xlink:type="simple" xlink:href="https://www.elmundo.es/economia/2018/01/16/5a5de0e4e5fdeaad3c8b45e5.html">artícle Jaime Domínguez Abascal</text:a>)</text:p>
      <text:p text:style-name="P142">1.2.2.1 Esfuerzos de tracción, compresión, flexión y torsión</text:p>
      <text:p text:style-name="P142">Comentem exemple de càlcul de tensió</text:p>
      <text:p text:style-name="P142">Deures per entregar abans del 04/03/24: contestar les preguntes del apartat 1.9 Fatiga de materiales.</text:p>
      <text:p text:style-name="P216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2">Comentem Exercici 1.2.2.1-1Càlcul tensió</text:p>
      <text:p text:style-name="P142">Acabem de comentar 1.5 Tratamientos termoquímicos de los metales</text:p>
      <text:p text:style-name="P142">Comentem 1.6 Protección del acero</text:p>
      <text:p text:style-name="P147"/>
      <text:p text:style-name="P147">Veure video fatiga materials</text:p>
      <text:p text:style-name="P218"><text:a xlink:type="simple" xlink:href="https://youtu.be/ec50pX_0N4s?si=PMXcHEAsMXVJuHJx">https://youtu.be/ec50pX_0N4s?si=PMXcHEAsMXVJuHJx</text:a></text:p>
      <text:p text:style-name="P147">Veure video corrosio</text:p>
      <text:p text:style-name="P219">https://youtu.be/xow45w9YhM4?si=v2ncdJx6ND6NsMWa</text:p>
      <text:p text:style-name="P217">Di<text:span text:style-name="T52">lluns</text:span><text:tab/><text:span text:style-name="T52">11</text:span>/0<text:span text:style-name="T52">3</text:span>/24</text:p>
      <text:p text:style-name="P150"/>
      <text:p text:style-name="P150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48">Mirem <text:span text:style-name="T53">i comentem</text:span> <text:a xlink:type="simple" xlink:href="https://youtu.be/ec50pX_0N4s?si=PMXcHEAsMXVJuHJx">vídeo fatiga materials</text:a>.</text:p>
      <text:p text:style-name="P143"/>
      <text:p text:style-name="P150">Taller:</text:p>
      <text:p text:style-name="P144"><text:span text:style-name="T53">Comencem amb muntatge cub.</text:span><text:line-break/></text:p>
      <text:p text:style-name="P144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59">soldadura.</text:span></text:p>
      <text:p text:style-name="P149">Mirem <text:span text:style-name="T53">i comentem</text:span> <text:a xlink:type="simple" xlink:href="https://www.youtube.com/watch?si=rghID1cMpbf8B3Jp&amp;v=RpMTRhhhleI&amp;feature=youtu.be"><text:span text:style-name="T59">vídeo soldadura 1</text:span></text:a><text:span text:style-name="T59"> i </text:span><text:a xlink:type="simple" xlink:href="https://youtu.be/IWZ2ty5V6Ys?si=GB_v2VtsGGPNidoD"><text:span text:style-name="T59">vídeo soldadura 2</text:span></text:a>.</text:p>
      <text:p text:style-name="P151">Taller:</text:p>
      <text:p text:style-name="P144"><text:span text:style-name="T53">Continuem amb muntatge cub.</text:span><text:line-break/></text:p>
      <text:p text:style-name="P145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2">Examens recuperació.</text:p>
      <text:p text:style-name="P152"/>
      <text:p text:style-name="P146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3">Terminem de comentar <text:a xlink:type="simple" xlink:href="https://youtu.be/IWZ2ty5V6Ys?si=GB_v2VtsGGPNidoD"><text:span text:style-name="T59">vídeo soldadura 2</text:span></text:a><text:span text:style-name="T59">.</text:span></text:p>
      <text:p text:style-name="P153">Comentem <text:a xlink:type="simple" xlink:href="https://paulinoposada.github.io/web_mec/documents/soldadura/practica_cub.pdf">pràctica cub</text:a>.</text:p>
      <text:p text:style-name="P223"/>
      <text:p text:style-name="P222">Di<text:span text:style-name="T52">lluns</text:span><text:tab/><text:span text:style-name="T52">18</text:span>/0<text:span text:style-name="T52">3</text:span>/24</text:p>
      <text:p text:style-name="P220"/>
      <text:p text:style-name="P220">Comentem <text:span text:style-name="T60">document </text:span><text:a xlink:type="simple" xlink:href="https://paulinoposada.github.io/web_mec/documents/soldadura/soldadura_arco_electrico.pdf"><text:span text:style-name="T60">soldadura_arco_electrico.pdf</text:span></text:a><text:span text:style-name="T60">.</text:span></text:p>
      <text:p text:style-name="P221">Comentem document <text:a xlink:type="simple" xlink:href="https://paulinoposada.github.io/web_mec/documents/soldadura/practica_cub.pdf">practica_cub.pdf</text:a>.</text:p>
      <text:p text:style-name="P220"/>
      <text:p text:style-name="P221">Baixem al taller i continuem amb pràctica c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3-19T09:08:37.671806336</dc:date>
    <meta:editing-duration>PT1H7M1S</meta:editing-duration>
    <meta:editing-cycles>90</meta:editing-cycles>
    <meta:document-statistic meta:table-count="0" meta:image-count="0" meta:object-count="0" meta:page-count="9" meta:paragraph-count="254" meta:word-count="1230" meta:character-count="8687" meta:non-whitespace-character-count="7660"/>
  </office:meta>
</office:document-meta>
</file>